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3.048cm" svg:x="4.683cm" svg:y="1.889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667cm" svg:x="2.651cm" svg:y="8.747cm">
          <text:p text:style-name="P1">Expres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2.54cm" svg:x="11.414cm" svg:y="8.747cm">
          <text:p text:style-name="P1">Evaluat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2cm" svg:y1="4.937cm" svg:x2="6.715cm" svg:y2="9.001cm">
          <text:p/>
        </draw:line>
        <draw:line draw:style-name="gr2" draw:text-style-name="P1" draw:layer="layout" svg:x1="8.493cm" svg:y1="4.81cm" svg:x2="15.605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</meta:initial-creator>
    <meta:creation-date>2013-05-21T08:28:16</meta:creation-date>
    <dc:date>2013-05-21T08:32:24</dc:date>
    <dc:creator>Adam </dc:creator>
    <meta:editing-duration>P0D</meta:editing-duration>
    <meta:editing-cycles>1</meta:editing-cycles>
    <meta:document-statistic meta:object-count="5"/>
    <meta:generator>LibreOffice/3.5$Linux_x86 LibreOffice_project/350m1$Build-2</meta:generator>
  </office:meta>
</office:document-meta>
</file>